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Standard">
      <style:paragraph-properties style:page-number="1"/>
      <style:text-properties fo:font-size="24pt" fo:font-style="italic" fo:font-weight="bold" style:font-size-asian="24pt" style:font-style-asian="italic" style:font-weight-asian="bold" style:font-size-complex="2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4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5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8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9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24pt" fo:font-style="italic" fo:font-weight="bold" officeooo:rsid="0009aa38" style:font-size-asian="24pt" style:font-style-asian="italic" style:font-weight-asian="bold" style:font-size-complex="24pt"/>
    </style:style>
    <style:style style:name="P11" style:family="paragraph" style:parent-style-name="Standard">
      <style:text-properties fo:font-size="24pt" fo:font-style="italic" fo:font-weight="bold" officeooo:rsid="0009aa38" officeooo:paragraph-rsid="0009aa38" style:font-size-asian="24pt" style:font-style-asian="italic" style:font-weight-asian="bold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se 1: Investigación</text:p>
      <text:p text:style-name="P2"/>
      <text:p text:style-name="Standard"><text:span text:style-name="T1">A la hora de usar un SO Servidor en un entorno empresarial podemos optar por dos opciones ampliamente aceptadas, que son </text:span><text:span text:style-name="T2">Ubuntu</text:span><text:span text:style-name="T1"> </text:span><text:span text:style-name="T2">Server</text:span><text:span text:style-name="T1"> o </text:span><text:span text:style-name="T2">Windows Server</text:span><text:span text:style-name="T1">. Primero nos centraremos en las ventajas y desventajas de </text:span><text:span text:style-name="T3">Ubuntu</text:span><text:span text:style-name="T1"> </text:span><text:span text:style-name="T3">Server</text:span><text:span text:style-name="T1"> y después en </text:span><text:span text:style-name="T3">Windows</text:span><text:span text:style-name="T1"> </text:span><text:span text:style-name="T3">Server</text:span><text:span text:style-name="T1">.</text:span></text:p>
      <text:p text:style-name="P2"/>
      <text:p text:style-name="Standard"><text:span text:style-name="T3">Ubuntu</text:span><text:span text:style-name="T1"> </text:span><text:span text:style-name="T3">Server</text:span><text:span text:style-name="T1"> aporta </text:span><text:span text:style-name="T4">ventajas</text:span><text:span text:style-name="T1"> muy “jugosas” a la hora de usarlo como SO Servidor.</text:span></text:p>
      <text:p text:style-name="P3"/>
      <text:list text:style-name="WWNum2">
        <text:list-item>
          <text:p text:style-name="P4"><text:span text:style-name="T1">Es </text:span><text:span text:style-name="T4">gratuito</text:span><text:span text:style-name="T1"> y de </text:span><text:span text:style-name="T4">código</text:span><text:span text:style-name="T1"> </text:span><text:span text:style-name="T4">abierto</text:span><text:span text:style-name="T1">, es decir, no hay que pagar licencias.</text:span></text:p>
        </text:list-item>
      </text:list>
      <text:list text:style-name="WWNum5">
        <text:list-item>
          <text:p text:style-name="P5"><text:span text:style-name="T1">Tiene buena </text:span><text:span text:style-name="T4">estabilidad</text:span><text:span text:style-name="T1"> y </text:span><text:span text:style-name="T4">rendimiento</text:span><text:span text:style-name="T1">, es decir, consume menos recursos que Windows y no necesita tantos reinicios forzados.</text:span></text:p>
        </text:list-item>
        <text:list-item>
          <text:p text:style-name="P5"><text:span text:style-name="T1">Tiene una mayor </text:span><text:span text:style-name="T4">seguridad</text:span><text:span text:style-name="T1">, por lo que tiene menos debilidades y más parches de seguridad que Windows.</text:span></text:p>
        </text:list-item>
        <text:list-item>
          <text:p text:style-name="P5"><text:span text:style-name="T1">Tiene una buena </text:span><text:span text:style-name="T4">adaptabilidad</text:span><text:span text:style-name="T1">, lo que proporciona muchas compatibilidades con tecnologías open source. Por ejemplo Docket, Apache, etc.</text:span></text:p>
        </text:list-item>
        <text:list-item>
          <text:p text:style-name="P5"><text:span text:style-name="T1">Ubuntu Server es ideal para </text:span><text:span text:style-name="T4">servidores</text:span><text:span text:style-name="T1"> </text:span><text:span text:style-name="T4">web</text:span><text:span text:style-name="T1"> y </text:span><text:span text:style-name="T4">software</text:span><text:span text:style-name="T1"> </text:span><text:span text:style-name="T4">de</text:span><text:span text:style-name="T1"> </text:span><text:span text:style-name="T2">Linux</text:span><text:span text:style-name="T1">, la mayoría de servidores web usan Linux que tiene soporte para PHP, Python, etc.</text:span></text:p>
        </text:list-item>
      </text:list>
      <text:p text:style-name="P3"/>
      <text:p text:style-name="P6"><text:span text:style-name="T1">Aunque </text:span><text:span text:style-name="T3">Linux</text:span><text:span text:style-name="T1"> puede ser una opción viable, hay que tener en cuenta una serie de </text:span><text:span text:style-name="T4">handicaps</text:span><text:span text:style-name="T1"> que debemos saber.</text:span></text:p>
      <text:p text:style-name="P3"/>
      <text:list text:style-name="WWNum3">
        <text:list-item>
          <text:p text:style-name="P7"><text:span text:style-name="T1">Es más </text:span><text:span text:style-name="T4">difícil</text:span><text:span text:style-name="T1"> </text:span><text:span text:style-name="T4">de</text:span><text:span text:style-name="T1"> </text:span><text:span text:style-name="T4">aprender</text:span><text:span text:style-name="T1">, por lo que tiene una curva de aprendizaje más pronunciada.</text:span></text:p>
        </text:list-item>
        <text:list-item>
          <text:p text:style-name="P7"><text:span text:style-name="T4">Problemas</text:span><text:span text:style-name="T1"> </text:span><text:span text:style-name="T4">de</text:span><text:span text:style-name="T1"> </text:span><text:span text:style-name="T4">compatibilidad</text:span><text:span text:style-name="T1">, algunos softwares empresariales funcionan mejor en Windows Server. Por ejemplo: Active DIrectory, ERP, etc.</text:span></text:p>
        </text:list-item>
        <text:list-item>
          <text:p text:style-name="P7"><text:span text:style-name="T1">Tiene un </text:span><text:span text:style-name="T4">SAT</text:span><text:span text:style-name="T1"> </text:span><text:span text:style-name="T4">limitado</text:span><text:span text:style-name="T1">, aunque Ubuntu tiene una comunidad grande, si queremos atención especializada, deberemos pagar por ello.</text:span></text:p>
        </text:list-item>
      </text:list>
      <text:p text:style-name="P2">___________________________________________________________________</text:p>
      <text:p text:style-name="P2"/>
      <text:p text:style-name="Standard"><text:span text:style-name="T1">Ahora pasaremos a ver las </text:span><text:span text:style-name="T4">ventajas</text:span><text:span text:style-name="T1"> que tiene </text:span><text:span text:style-name="T3">Windows</text:span><text:span text:style-name="T1"> </text:span><text:span text:style-name="T3">Server</text:span><text:span text:style-name="T1">.</text:span></text:p>
      <text:p text:style-name="P2"/>
      <text:list text:style-name="WWNum4">
        <text:list-item>
          <text:p text:style-name="P8"><text:span text:style-name="T4">Adaptación</text:span><text:span text:style-name="T1"> </text:span><text:span text:style-name="T4">nativa</text:span><text:span text:style-name="T1"> </text:span><text:span text:style-name="T4">con</text:span><text:span text:style-name="T1"> </text:span><text:span text:style-name="T4">entornos</text:span><text:span text:style-name="T1"> </text:span><text:span text:style-name="T4">de</text:span><text:span text:style-name="T1"> </text:span><text:span text:style-name="T2">Windows</text:span><text:span text:style-name="T1">, lo que lo hace ideal si la empresa usa servicios como Active Directory, Exchange, SQL Server, etc.</text:span></text:p>
        </text:list-item>
        <text:list-item>
          <text:p text:style-name="P8"><text:span text:style-name="T1">Tiene </text:span><text:span text:style-name="T4">compatibilidad</text:span><text:span text:style-name="T1"> </text:span><text:span text:style-name="T4">para</text:span><text:span text:style-name="T1"> </text:span><text:span text:style-name="T4">software</text:span><text:span text:style-name="T1"> </text:span><text:span text:style-name="T4">empresariales</text:span><text:span text:style-name="T1">, lo cual nos permite usar software empresarial como SAP, Oracle DB, etc.</text:span></text:p>
        </text:list-item>
        <text:list-item>
          <text:p text:style-name="P8"><text:span text:style-name="T4">Facilidad</text:span><text:span text:style-name="T1"> </text:span><text:span text:style-name="T4">de uso</text:span><text:span text:style-name="T1">, ya que tiene una GUI intuitiva, aunque podemos usarlo en modo terminal.</text:span></text:p>
        </text:list-item>
        <text:list-item>
          <text:p text:style-name="P8"><text:span text:style-name="T1">Tiene </text:span><text:span text:style-name="T4">SAT</text:span><text:span text:style-name="T1"> </text:span><text:span text:style-name="T4">empresarial</text:span><text:span text:style-name="T1">, ya que Microsoft ofrece un servicio de soporte y parches de seguridad.</text:span></text:p>
        </text:list-item>
      </text:list>
      <text:p text:style-name="P3"/>
      <text:p text:style-name="P6"><text:soft-page-break/><text:span text:style-name="T1">Ahora veremos los </text:span><text:span text:style-name="T4">handicaps</text:span><text:span text:style-name="T1"> de usar Windows Server.</text:span></text:p>
      <text:p text:style-name="P3"/>
      <text:list text:style-name="WWNum1">
        <text:list-item>
          <text:p text:style-name="P9"><text:span text:style-name="T1">Tiene </text:span><text:span text:style-name="T4">más</text:span><text:span text:style-name="T1"> </text:span><text:span text:style-name="T4">gastos</text:span><text:span text:style-name="T1">, esto es debido a que hay que pagar una licencia de uso y tener un hardware más potente, ya que, usa más recursos.</text:span></text:p>
        </text:list-item>
        <text:list-item>
          <text:p text:style-name="P9"><text:span text:style-name="T4">Más</text:span><text:span text:style-name="T1"> </text:span><text:span text:style-name="T4">ataques</text:span><text:span text:style-name="T1"> </text:span><text:span text:style-name="T4">de</text:span><text:span text:style-name="T1"> </text:span><text:span text:style-name="T4">malware</text:span><text:span text:style-name="T1">, esto es debido a que Windows es muy usado en el mundo a nivel profesional y personal, lo que provoca que sea objetivo de muchos virus. Esto provoca que necesite más actualizaciones.</text:span></text:p>
        </text:list-item>
        <text:list-item>
          <text:p text:style-name="P9"><text:span text:style-name="T4">Bajo</text:span><text:span text:style-name="T1"> </text:span><text:span text:style-name="T4">rendimiento</text:span><text:span text:style-name="T1"> en algunos casos, ya que consume más recursos que </text:span><text:span text:style-name="T3">Linux</text:span><text:span text:style-name="T1">.</text:span></text:p>
        </text:list-item>
        <text:list-item>
          <text:p text:style-name="P9"><text:span text:style-name="T4">Dependemos</text:span><text:span text:style-name="T1"> </text:span><text:span text:style-name="T4">de</text:span><text:span text:style-name="T1"> </text:span><text:span text:style-name="T4">Microsoft</text:span><text:span text:style-name="T1">, lo que provoca menor flexibilidad a la hora de personalizar el sistema.</text:span></text:p>
        </text:list-item>
      </text:list>
      <text:p text:style-name="P3">___________________________________________________________________</text:p>
      <text:p text:style-name="P3"/>
      <text:p text:style-name="P6"><text:span text:style-name="T1">En conclusión y aportando mi opinión personal, recomendaría usar </text:span><text:span text:style-name="T3">Windows</text:span><text:span text:style-name="T1"> </text:span><text:span text:style-name="T3">Server</text:span><text:span text:style-name="T1"> para la empresa de CodeArts, si bien tendremos que hacer una inversión inicial. Ganaremos en otros aspectos como por ejemplo facilidad de uso, si tenemos problemas, tendremos a nuestra disposición un SAT que nos ayudará y la mayoría de software empresarial están enfocados al entorno de </text:span><text:span text:style-name="T3">Windows</text:span><text:span text:style-name="T1">.</text:span></text:p>
      <text:p text:style-name="P10"><text:span text:style-name="T5"/></text:p>
      <text:p text:style-name="P11"><text:span text:style-name="T5"/></text:p>
      <text:p text:style-name="P11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f4f281f562fb585d46b0af5755dfe1eb6adc047f</meta:generator>
    <dc:date>2025-06-11T18:31:38.047954849</dc:date>
    <meta:editing-duration>PT25M3S</meta:editing-duration>
    <meta:editing-cycles>9</meta:editing-cycles>
    <meta:document-statistic meta:table-count="0" meta:image-count="0" meta:object-count="0" meta:page-count="2" meta:paragraph-count="25" meta:word-count="472" meta:character-count="2968" meta:non-whitespace-character-count="2537"/>
  </office:meta>
</office:document-meta>
</file>